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6a3e3e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7" style:family="text">
      <style:text-properties fo:color="#0000c0"/>
    </style:style>
    <style:style style:name="T8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00c0" style:font-name="Consolas" fo:font-size="10pt" fo:font-style="italic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T10" style:family="text">
      <style:text-properties fo:color="#2a00ff"/>
    </style:style>
    <style:style style:name="T11" style:family="text">
      <style:text-properties fo:color="#2a00ff" style:font-name="Consolas" fo:font-size="10pt" style:font-name-asian="Consolas" style:font-size-asian="10pt" style:font-name-complex="Consolas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lect </text:span><text:span text:style-name="T4">hardTasks</text:span><text:span text:style-name="T1"> = </text:span><text:span text:style-name="T5">new</text:span><text:span text:style-name="T1"> Select(</text:span><text:span text:style-name="T7">firefox</text:span><text:span text:style-name="T1">.findElement(By.</text:span><text:span text:style-name="T2">xpath</text:span><text:span text:style-name="T1">(</text:span><text:span text:style-name="T10">".//*[@id='task_dropdown_1']"</text:span><text:span text:style-name="T1">)));</text:span></text:p>
      <text:p text:style-name="P1"><text:span text:style-name="T1"><text:tab/> <text:s text:c="3"/></text:span><text:span text:style-name="T4">hardTasks</text:span><text:span text:style-name="T1">.selectByIndex(2);</text:span></text:p>
      <text:p text:style-name="P1"><text:span text:style-name="T1"><text:tab/> <text:s text:c="3"/>WebElement </text:span><text:span text:style-name="T4">actual</text:span><text:span text:style-name="T1"> = </text:span><text:span text:style-name="T4">hardTasks</text:span><text:span text:style-name="T1">.getFirstSelectedOption();</text:span></text:p>
      <text:p text:style-name="P1"><text:span text:style-name="T1"><text:tab/> <text:s text:c="3"/></text:span><text:span text:style-name="T5">try</text:span><text:span text:style-name="T1">{</text:span></text:p>
      <text:p text:style-name="P1"><text:span text:style-name="T1"><text:tab/> <text:s text:c="3"/>Assert.</text:span><text:span text:style-name="T2">assertEquals</text:span><text:span text:style-name="T1">(</text:span><text:span text:style-name="T10">"Execute special tas"</text:span><text:span text:style-name="T1">, </text:span><text:span text:style-name="T4">actual</text:span><text:span text:style-name="T1">.getText());</text:span></text:p>
      <text:p text:style-name="P1"><text:span text:style-name="T1"><text:tab/> <text:s text:c="3"/>} </text:span><text:span text:style-name="T5">catch</text:span><text:span text:style-name="T1">(Throwable </text:span><text:span text:style-name="T4">t</text:span><text:span text:style-name="T1">) {</text:span></text:p>
      <text:p text:style-name="P1"><text:span text:style-name="T1"><text:tab/> <text:s text:c="3"/><text:tab/></text:span><text:span text:style-name="T4">t</text:span><text:span text:style-name="T1">.printStackTrace();</text:span></text:p>
      <text:p text:style-name="P2"><text:tab/> <text:s text:c="3"/>} </text:p>
      <text:p text:style-name="P2"><text:tab/> <text:s text:c="3"/></text:p>
      <text:p text:style-name="P2"><text:tab/> <text:s text:c="3"/></text:p>
      <text:p text:style-name="P2"><text:tab/> <text:s text:c="2"/></text:p>
      <text:p text:style-name="P2"><text:tab/> <text:s text:c="3"/></text:p>
      <text:p text:style-name="P3"><text:span text:style-name="T3"><text:tab/> <text:s text:c="3"/>System.</text:span><text:span text:style-name="T9">out</text:span><text:span text:style-name="T3">.println(</text:span><text:span text:style-name="T11">"Navigate to Log Work page successfully"</text:span><text:span text:style-name="T3">);</text:span></text:p>
      <text:p text:style-name="P3"><text:span text:style-name="T3"/></text:p>
      <text:p text:style-name="P3"><text:span text:style-name="T3"/></text:p>
      <text:p text:style-name="P3"><text:span text:style-name="T3">When using </text:span></text:p>
      <text:p text:style-name="P3"><text:span text:style-name="T6">try</text:span><text:span text:style-name="T3">{</text:span></text:p>
      <text:p text:style-name="P1"><text:span text:style-name="T1"><text:tab/> <text:s text:c="3"/>Assert.</text:span><text:span text:style-name="T2">assertEquals</text:span><text:span text:style-name="T1">(</text:span><text:span text:style-name="T10">"Execute special tas"</text:span><text:span text:style-name="T1">, </text:span><text:span text:style-name="T4">actual</text:span><text:span text:style-name="T1">.getText());</text:span></text:p>
      <text:p text:style-name="P1"><text:span text:style-name="T1"><text:tab/> <text:s text:c="3"/>} </text:span><text:span text:style-name="T5">catch</text:span><text:span text:style-name="T1">(Throwable </text:span><text:span text:style-name="T4">t</text:span><text:span text:style-name="T1">) {</text:span></text:p>
      <text:p text:style-name="P1"><text:span text:style-name="T1"><text:tab/> <text:s text:c="3"/><text:tab/></text:span><text:span text:style-name="T4">t</text:span><text:span text:style-name="T1">.printStackTrace();</text:span></text:p>
      <text:p text:style-name="P2"><text:tab/> <text:s text:c="3"/>} </text:p>
      <text:p text:style-name="P2"><text:span text:style-name="T3"/></text:p>
      <text:p text:style-name="P2">, if <text:span text:style-name="T10">"Execute special tas" does not equal to </text:span><text:span text:style-name="T4">actual</text:span>.getText() , exception error is throwed =&gt; the program can continue =&gt; System.<text:span text:style-name="T8">out</text:span>.println(<text:span text:style-name="T10">"Navigate to Log Work page successfully") is run. Test case passed.</text:span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>When not using </text:span></text:p>
      <text:p text:style-name="P3"><text:span text:style-name="T6">try</text:span><text:span text:style-name="T3">{</text:span></text:p>
      <text:p text:style-name="P1"><text:span text:style-name="T1"><text:tab/> <text:s text:c="3"/>Assert.</text:span><text:span text:style-name="T2">assertEquals</text:span><text:span text:style-name="T1">(</text:span><text:span text:style-name="T10">"Execute special tas"</text:span><text:span text:style-name="T1">, </text:span><text:span text:style-name="T4">actual</text:span><text:span text:style-name="T1">.getText());</text:span></text:p>
      <text:p text:style-name="P1"><text:span text:style-name="T1"><text:tab/> <text:s text:c="3"/>} </text:span><text:span text:style-name="T5">catch</text:span><text:span text:style-name="T1">(Throwable </text:span><text:span text:style-name="T4">t</text:span><text:span text:style-name="T1">) {</text:span></text:p>
      <text:p text:style-name="P1"><text:span text:style-name="T1"><text:tab/> <text:s text:c="3"/><text:tab/></text:span><text:span text:style-name="T4">t</text:span><text:span text:style-name="T1">.printStackTrace();</text:span></text:p>
      <text:p text:style-name="P2"><text:span text:style-name="T10"><text:tab/> <text:s text:c="3"/>} </text:span></text:p>
      <text:p text:style-name="P2"><text:span text:style-name="T10">, if "Execute special tas" does not equal to </text:span><text:span text:style-name="T4">actual</text:span><text:span text:style-name="T10">.getText() , exception error is not handled =&gt; the program can't continue =&gt; System.</text:span><text:span text:style-name="T8">out</text:span><text:span text:style-name="T10">.println("Navigate to Log Work page successfully") is not run. Test case fail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32S</meta:editing-duration>
    <meta:editing-cycles>3</meta:editing-cycles>
    <meta:generator>OpenOffice/4.1.1$Win32 OpenOffice.org_project/411m6$Build-9775</meta:generator>
    <dc:date>2016-01-13T16:42:55.02</dc:date>
    <meta:document-statistic meta:table-count="0" meta:image-count="0" meta:object-count="0" meta:page-count="1" meta:paragraph-count="27" meta:word-count="120" meta:character-count="1116"/>
    <meta:user-defined meta:name="Info 1"/>
    <meta:user-defined meta:name="Info 2"/>
    <meta:user-defined meta:name="Info 3"/>
    <meta:user-defined meta:name="Info 4"/>
  </office:meta>
</office:document-meta>
</file>